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e526" officeooo:paragraph-rsid="0011e526"/>
    </style:style>
    <style:style style:name="P2" style:family="paragraph" style:parent-style-name="Standard">
      <style:text-properties officeooo:rsid="0012bfb9" officeooo:paragraph-rsid="0012bfb9"/>
    </style:style>
    <style:style style:name="P3" style:family="paragraph" style:parent-style-name="Standard">
      <style:text-properties officeooo:rsid="0012bfb9" officeooo:paragraph-rsid="0013de59"/>
    </style:style>
    <style:style style:name="P4" style:family="paragraph" style:parent-style-name="Standard">
      <style:text-properties officeooo:rsid="0013de59" officeooo:paragraph-rsid="0013de59"/>
    </style:style>
    <style:style style:name="P5" style:family="paragraph" style:parent-style-name="Standard">
      <style:text-properties fo:font-size="10pt" officeooo:rsid="0012bfb9" officeooo:paragraph-rsid="0012bfb9" style:font-size-asian="10pt" style:font-size-complex="10pt"/>
    </style:style>
    <style:style style:name="P6" style:family="paragraph" style:parent-style-name="Standard">
      <style:text-properties fo:color="#009900" fo:font-size="10pt" officeooo:paragraph-rsid="0013de59" style:font-size-asian="10pt" style:font-size-complex="10pt"/>
    </style:style>
    <style:style style:name="P7" style:family="paragraph" style:parent-style-name="Standard">
      <style:text-properties fo:color="#333333" fo:font-size="10pt" officeooo:rsid="0013de59" officeooo:paragraph-rsid="0013de59" style:font-size-asian="10pt" style:font-size-complex="10pt"/>
    </style:style>
    <style:style style:name="P8" style:family="paragraph" style:parent-style-name="Standard">
      <style:text-properties fo:color="#333333" fo:font-size="10pt" officeooo:rsid="00173456" officeooo:paragraph-rsid="00173456" style:font-size-asian="10pt" style:font-size-complex="10pt"/>
    </style:style>
    <style:style style:name="P9" style:family="paragraph" style:parent-style-name="Standard">
      <style:text-properties fo:color="#333333" fo:font-size="10pt" officeooo:rsid="0012bfb9" officeooo:paragraph-rsid="00173456" style:font-size-asian="10pt" style:font-size-complex="10pt"/>
    </style:style>
    <style:style style:name="P10" style:family="paragraph" style:parent-style-name="Standard">
      <style:text-properties fo:color="#333333" fo:font-size="10pt" officeooo:rsid="0018ecca" officeooo:paragraph-rsid="0018ecca" style:font-size-asian="10pt" style:font-size-complex="10pt"/>
    </style:style>
    <style:style style:name="P11" style:family="paragraph" style:parent-style-name="Standard">
      <style:text-properties fo:color="#333333" fo:font-size="10pt" officeooo:rsid="001b0c99" officeooo:paragraph-rsid="001b0c99" style:font-size-asian="10pt" style:font-size-complex="10pt"/>
    </style:style>
    <style:style style:name="P12" style:family="paragraph" style:parent-style-name="Standard">
      <style:text-properties fo:color="#333333" fo:font-size="10pt" officeooo:rsid="00206c8a" officeooo:paragraph-rsid="00206c8a" style:font-size-asian="10pt" style:font-size-complex="10pt"/>
    </style:style>
    <style:style style:name="P13" style:family="paragraph" style:parent-style-name="Standard">
      <style:text-properties fo:color="#333333" fo:font-size="10pt" officeooo:rsid="0020e647" officeooo:paragraph-rsid="0020e647" style:font-size-asian="10pt" style:font-size-complex="10pt"/>
    </style:style>
    <style:style style:name="P14" style:family="paragraph" style:parent-style-name="Standard">
      <style:text-properties fo:color="#333333" fo:font-size="10pt" officeooo:rsid="002184d8" officeooo:paragraph-rsid="002184d8" style:font-size-asian="10pt" style:font-size-complex="10pt"/>
    </style:style>
    <style:style style:name="P15" style:family="paragraph" style:parent-style-name="Standard">
      <style:text-properties officeooo:rsid="001e6453" officeooo:paragraph-rsid="0011e526"/>
    </style:style>
    <style:style style:name="P16" style:family="paragraph" style:parent-style-name="Standard">
      <style:text-properties officeooo:rsid="001e6453" officeooo:paragraph-rsid="001e6453"/>
    </style:style>
    <style:style style:name="P17" style:family="paragraph" style:parent-style-name="Standard">
      <style:text-properties officeooo:rsid="001ecf9d" officeooo:paragraph-rsid="001ecf9d"/>
    </style:style>
    <style:style style:name="P18" style:family="paragraph" style:parent-style-name="Preformatted_20_Text">
      <style:text-properties fo:font-variant="normal" fo:text-transform="none" fo:color="#212121" style:font-name="inherit" fo:font-size="9.60000038146973pt" fo:letter-spacing="normal" fo:language="es" fo:country="ES" fo:font-style="normal" fo:font-weight="normal" officeooo:rsid="0013de59" officeooo:paragraph-rsid="0013de59" style:font-size-asian="10pt" style:font-size-complex="10pt"/>
    </style:style>
    <style:style style:name="P19" style:family="paragraph" style:parent-style-name="Preformatted_20_Text">
      <style:paragraph-properties fo:margin-top="0cm" fo:margin-bottom="0cm" loext:contextual-spacing="false" style:line-height-at-least="0.508cm" fo:text-align="start" style:justify-single-word="false" fo:orphans="2" fo:widows="2" fo:padding="0cm" fo:border="none" style:writing-mode="lr-tb"/>
      <style:text-properties fo:font-variant="normal" fo:text-transform="none" fo:color="#212121" style:font-name="inherit" fo:font-size="9.60000038146973pt" fo:letter-spacing="normal" fo:language="es" fo:country="ES" fo:font-style="normal" fo:font-weight="normal"/>
    </style:style>
    <style:style style:name="P20" style:family="paragraph" style:parent-style-name="Standard">
      <style:text-properties fo:color="#333333" fo:font-size="10pt" officeooo:rsid="002184d8" officeooo:paragraph-rsid="002184d8" style:font-size-asian="10pt" style:font-size-complex="10pt"/>
    </style:style>
    <style:style style:name="P21" style:family="paragraph" style:parent-style-name="Standard">
      <style:text-properties fo:color="#333333" fo:font-size="10pt" officeooo:rsid="00221585" officeooo:paragraph-rsid="00221585" style:font-size-asian="10pt" style:font-size-complex="10pt"/>
    </style:style>
    <style:style style:name="P22" style:family="paragraph" style:parent-style-name="Standard">
      <style:text-properties fo:color="#333333" fo:font-size="10pt" officeooo:rsid="002557e9" officeooo:paragraph-rsid="002557e9" style:font-size-asian="10pt" style:font-size-complex="10pt"/>
    </style:style>
    <style:style style:name="P23" style:family="paragraph" style:parent-style-name="Standard">
      <style:text-properties fo:color="#333333" fo:font-size="10pt" officeooo:rsid="00256930" officeooo:paragraph-rsid="00256930" style:font-size-asian="10pt" style:font-size-complex="10pt"/>
    </style:style>
    <style:style style:name="P24" style:family="paragraph" style:parent-style-name="Standard">
      <style:text-properties fo:color="#333333" fo:font-size="10pt" officeooo:rsid="002672ac" officeooo:paragraph-rsid="002672ac" style:font-size-asian="10pt" style:font-size-complex="10pt"/>
    </style:style>
    <style:style style:name="T1" style:family="text">
      <style:text-properties officeooo:rsid="0013de59"/>
    </style:style>
    <style:style style:name="T2" style:family="text">
      <style:text-properties officeooo:rsid="00173456"/>
    </style:style>
    <style:style style:name="T3" style:family="text">
      <style:text-properties officeooo:rsid="0018ecca"/>
    </style:style>
    <style:style style:name="T4" style:family="text">
      <style:text-properties officeooo:rsid="001992ea"/>
    </style:style>
    <style:style style:name="T5" style:family="text">
      <style:text-properties officeooo:rsid="001e6453"/>
    </style:style>
    <style:style style:name="T6" style:family="text">
      <style:text-properties officeooo:rsid="0023c54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c54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c546" style:font-weight-asian="normal" style:font-weight-complex="normal"/>
    </style:style>
    <style:style style:name="T11" style:family="text">
      <style:text-properties fo:font-weight="normal" officeooo:rsid="002557e9" style:font-weight-asian="normal" style:font-weight-complex="normal"/>
    </style:style>
    <style:style style:name="T12" style:family="text">
      <style:text-properties fo:font-weight="normal" officeooo:rsid="002816d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t Hub</text:span> notas.</text:p>
      <text:p text:style-name="P1"/>
      <text:p text:style-name="P16">Tutorial práctico on-line </text:p>
      <text:p text:style-name="P1"><text:a xlink:type="simple" xlink:href="https://try.github.io/levels/1/challenges/1" text:style-name="Internet_20_link" text:visited-style-name="Visited_20_Internet_20_Link">https://try.github.io/levels/1/challenges/1</text:a></text:p>
      <text:p text:style-name="P15"/>
      <text:p text:style-name="P2">git init <text:s text:c="2"/>// <text:span text:style-name="T5">Crea el entorno git en el directorio elegido</text:span></text:p>
      <text:p text:style-name="P2"/>
      <text:p text:style-name="P17">Identificacion:</text:p>
      <text:p text:style-name="P17">$ git config --global user.email "javaibm2014@gmail.com"</text:p>
      <text:p text:style-name="P17">$ git config --global user.name "jujon"</text:p>
      <text:p text:style-name="P17">$ git config --global push.default "matching"</text:p>
      <text:p text:style-name="P2"/>
      <text:p text:style-name="P2"/>
      <text:p text:style-name="P2">git status</text:p>
      <text:p text:style-name="P2">git add octocat.txt</text:p>
      <text:p text:style-name="P4">git status</text:p>
      <text:p text:style-name="P4">git commit -m add ‘cute octocat story’</text:p>
      <text:p text:style-name="P4">git add ‘*.txt’</text:p>
      <text:p text:style-name="P4">git commit -m 'Add all the octocat txt files'</text:p>
      <text:p text:style-name="P4">git log –summary</text:p>
      <text:p text:style-name="P4"/>
      <text:p text:style-name="P5">what is different from our last commit, by using the git diff command.</text:p>
      <text:p text:style-name="P3"><text:span text:style-name="T1">g</text:span>it diff --<text:span text:style-name="T2">head</text:span></text:p>
      <text:p text:style-name="P6">(The HEAD is a pointer that holds your position within all your different commits. By default HEAD points to your most recent commit, so it can be used as a quick way to reference that commit without having to look up the SHA)</text:p>
      <text:p text:style-name="P6"/>
      <text:p text:style-name="P7">git remote add origin <text:a xlink:type="simple" xlink:href="https://github.com/try-git/try_git.git" text:style-name="Internet_20_link" text:visited-style-name="Visited_20_Internet_20_Link">https://github.com/try-git/try_git.git</text:a></text:p>
      <text:p text:style-name="P7"/>
      <text:p text:style-name="P7">git push -u origin master</text:p>
      <text:p text:style-name="P7">git stash</text:p>
      <text:p text:style-name="P7">git pull</text:p>
      <text:p text:style-name="P7"/>
      <text:p text:style-name="P9"><text:span text:style-name="T1">g</text:span>it diff --<text:span text:style-name="T2">staged</text:span></text:p>
      <text:p text:style-name="P8">git add octofamily/octodog.txt</text:p>
      <text:p text:style-name="P8">git status</text:p>
      <text:p text:style-name="P8">git reset octofamily/octodog.txt <text:s/>( undo ) lo ha desalmacenado , pero continúa en el directorio, <text:span text:style-name="T3">lo eliminamos con:</text:span></text:p>
      <text:p text:style-name="P10">git checkout -- octocat.txt</text:p>
      <text:p text:style-name="P8"><text:s/></text:p>
      <text:p text:style-name="P18"><text:bookmark text:name="tw-target-text"/>¿por qué tengo que usar '--'<text:span text:style-name="T3">(con blancos a los lados)</text:span>? Git checkout funciona bien sin <text:span text:style-name="T3">el</text:span>l<text:span text:style-name="T3">o</text:span>. <text:span text:style-name="T3">Pero así comp</text:span>romete<text:span text:style-name="T3">mos</text:span> a la línea de comandos <text:span text:style-name="T3">a </text:span>que ya no hay más opciones después del '--'. De esta m<text:span text:style-name="T3">odi</text:span> si <text:span text:style-name="T3">se</text:span> t<text:span text:style-name="T3">uviera</text:span> una <text:span text:style-name="T3">rama</text:span> llamada octocat.txt, se revertirá el archivo, en lugar de cambiar la rama del mismo nombre.</text:p>
      <text:p text:style-name="P18"/>
      <text:p text:style-name="P18"/>
      <text:p text:style-name="P10">git branch clean_up</text:p>
      <text:p text:style-name="P10">git checkout clean_up</text:p>
      <text:p text:style-name="P10"/>
      <text:p text:style-name="P10">(( En un solo paso sería git checkout -b new branch<text:span text:style-name="T4">))</text:span></text:p>
      <text:p text:style-name="P10"/>
      <text:p text:style-name="P11">Elimino los ficheros con git rm ‘*.txt’</text:p>
      <text:p text:style-name="P11"/>
      <text:p text:style-name="P7"/>
      <text:p text:style-name="P18"><text:bookmark text:name="tw-target-text1"/>Qué pasa si usted ha estado trabajando en una rama de la característica y decide que realmente no quiere esta función más? Es posible que decida eliminar la sucursal porque está desechando la idea. Notará que git branch -d bad_feature no funciona. Esto se debe a que -d no le permitirá eliminar algo que no se ha fusionado.</text:p>
      <text:p text:style-name="P19">Puede agregar la opción -force (-f) o utilizar -D que combina -d -f juntos en un solo comando.</text:p>
      <text:p text:style-name="P7"/>
      <text:p text:style-name="P12"><text:soft-page-break/><text:a xlink:type="simple" xlink:href="http://blog.santiagobasulto.com.ar/programacion/2011/11/27/tutorial-de-git-en-espanol.html" text:style-name="Internet_20_link" text:visited-style-name="Visited_20_Internet_20_Link">http://blog.santiagobasulto.com.ar/programacion/2011/11/27/tutorial-de-git-en-espanol.html</text:a></text:p>
      <text:p text:style-name="P13"><text:a xlink:type="simple" xlink:href="https://amatellanes.wordpress.com/2013/03/10/107/" text:style-name="Internet_20_link" text:visited-style-name="Visited_20_Internet_20_Link">https://amatellanes.wordpress.com/2013/03/10/107/</text:a></text:p>
      <text:p text:style-name="P13"><text:a xlink:type="simple" xlink:href="https://git-scm.com/book/es/v1/Personalizando-Git-Configuración-de-Git" text:style-name="Internet_20_link" text:visited-style-name="Visited_20_Internet_20_Link">https://git-scm.com/book/es/v1/Personalizando-Git-Configuraci%C3%B3n-de-Git</text:a></text:p>
      <text:p text:style-name="P13"/>
      <text:p text:style-name="P13"><text:a xlink:type="simple" xlink:href="http://html5facil.com/tutoriales/git-y-github-desde-la-trinchera-parte-i/" text:style-name="Internet_20_link" text:visited-style-name="Visited_20_Internet_20_Link">http://html5facil.com/tutoriales/git-y-github-desde-la-trinchera-parte-i/</text:a></text:p>
      <text:p text:style-name="P13"/>
      <text:p text:style-name="P14"><text:a xlink:type="simple" xlink:href="https://archive.org/stream/github-git-cheat-sheet_es#page/n1/mode/1up" text:style-name="Internet_20_link" text:visited-style-name="Visited_20_Internet_20_Link">https://archive.org/stream/github-git-cheat-sheet_es#page/n1/mode/1up</text:a></text:p>
      <text:p text:style-name="P14"/>
      <text:p text:style-name="P14"/>
      <text:p text:style-name="P21">Para colaborar en el proyecto git de <text:span text:style-name="T7">otro usuario</text:span>, después de buscarlo en github <text:span text:style-name="T6">y situarme en él, </text:span>pulso sobre <text:span text:style-name="T8">fork</text:span><text:span text:style-name="T10"> y así genero en github una copia de ese proyecto en mi propia cuenta github. Ahora tengo que clonarlo para llev</text:span><text:span text:style-name="T12">á</text:span><text:span text:style-name="T10">rmelo a local y poder trabajar sobre él. </text:span><text:span text:style-name="T12">Como se supone que es el proyecto de otro sólo tengo permiso de lectura (no me han dado permiso de escritura para poder hacer push directamente) así que m</text:span><text:span text:style-name="T11">e voy a mi proyecto y pulso clone, aparece la url que tengo que copiar y sobre la que tengo que ejecutar el git clone.</text:span></text:p>
      <text:p text:style-name="P21"><text:span text:style-name="T11"/></text:p>
      <text:p text:style-name="P21"><text:span text:style-name="T11">/*-</text:span></text:p>
      <text:p text:style-name="P22"><text:span text:style-name="T9">La URL proporcionada indica https, necesito tener una SSH key para poder clonar el proyecto sin utilizar mi clave general de usuario GITHUB (</text:span><text:a xlink:type="simple" xlink:href="https://help.github.com/articles/connecting-to-github-with-ssh/" text:style-name="Internet_20_link" text:visited-style-name="Visited_20_Internet_20_Link"><text:span text:style-name="T9">https://help.github.com/articles/connecting-to-github-with-ssh/</text:span></text:a><text:span text:style-name="T9">)</text:span></text:p>
      <text:p text:style-name="P23"><text:span text:style-name="T9">Si utilizo ssh me evito el estar metiendo user/password cada vez que subo algo a github</text:span></text:p>
      <text:p text:style-name="P24"><text:span text:style-name="T9">Para llevar la clave a github se usa xclip (</text:span><text:a xlink:type="simple" xlink:href="https://alsondelduende.wordpress.com/2013/01/26/generar-claves-ssh-en-linux-para-trabajar-en-github/" text:style-name="Internet_20_link" text:visited-style-name="Visited_20_Internet_20_Link"><text:span text:style-name="T9">https://alsondelduende.wordpress.com/2013/01/26/generar-claves-ssh-en-linux-para-trabajar-en-github/</text:span></text:a><text:span text:style-name="T9">) </text:span></text:p>
      <text:p text:style-name="P21"><text:span text:style-name="T11">-*/</text:span></text:p>
      <text:p text:style-name="P21"><text:span text:style-name="T11"/></text:p>
      <text:p text:style-name="P2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7:46:50.013468714</meta:creation-date>
    <meta:generator>LibreOffice/5.1.6.2$Linux_X86_64 LibreOffice_project/10m0$Build-2</meta:generator>
    <dc:date>2017-03-08T16:13:04.601714920</dc:date>
    <meta:editing-duration>PT8H56M19S</meta:editing-duration>
    <meta:editing-cycles>10</meta:editing-cycles>
    <meta:document-statistic meta:table-count="0" meta:image-count="0" meta:object-count="0" meta:page-count="2" meta:paragraph-count="46" meta:word-count="492" meta:character-count="3264" meta:non-whitespace-character-count="2818"/>
  </office:meta>
</office:document-meta>
</file>